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0000001839C7F8D94.png"/>
  <manifest:file-entry manifest:media-type="image/png" manifest:full-path="Pictures/1000000000000280000001839B632289.png"/>
  <manifest:file-entry manifest:media-type="image/png" manifest:full-path="Pictures/10000000000002800000018395592FA4.png"/>
  <manifest:file-entry manifest:media-type="image/png" manifest:full-path="Pictures/10000000000002800000018392B1DAC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273cm" svg:y="0.794cm" svg:width="9.342cm" svg:height="8.71cm" draw:z-index="0"><draw:image xlink:href="Pictures/10000000000002800000018392B1DACF.png" xlink:type="simple" xlink:show="embed" xlink:actuate="onLoad"/></draw:frame><draw:frame draw:style-name="fr1" draw:name="graphics2" text:anchor-type="paragraph" svg:x="9.851cm" svg:y="0.771cm" svg:width="9.791cm" svg:height="8.918cm" draw:z-index="1"><draw:image xlink:href="Pictures/10000000000002800000018395592FA4.png" xlink:type="simple" xlink:show="embed" xlink:actuate="onLoad"/></draw:frame><draw:frame draw:style-name="fr1" draw:name="graphics3" text:anchor-type="paragraph" svg:x="0.212cm" svg:y="9.687cm" svg:width="9.641cm" svg:height="8.881cm" draw:z-index="2"><draw:image xlink:href="Pictures/1000000000000280000001839B632289.png" xlink:type="simple" xlink:show="embed" xlink:actuate="onLoad"/></draw:frame><draw:frame draw:style-name="fr1" draw:name="graphics4" text:anchor-type="paragraph" svg:x="9.208cm" svg:y="9.966cm" svg:width="10.283cm" svg:height="8.834cm" draw:z-index="3"><draw:image xlink:href="Pictures/1000000000000280000001839C7F8D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728cm" fo:margin-left="0.45cm" fo:margin-right="0.49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12:42:44.35</meta:creation-date>
    <meta:document-statistic meta:table-count="0" meta:image-count="4" meta:object-count="0" meta:page-count="1" meta:paragraph-count="0" meta:word-count="0" meta:character-count="0" meta:non-whitespace-character-count="0"/>
    <dc:date>2012-03-17T13:06:43.48</dc:date>
    <meta:editing-duration>PT8M48S</meta:editing-duration>
    <meta:editing-cycles>1</meta:editing-cycles>
    <meta:generator>LibreOffice/3.4$Win32 LibreOffice_project/340m1$Build-103</meta:generator>
  </office:meta>
</office:document-meta>
</file>